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NORTE</text:span></text:p>
            <text:p text:style-name="P7">Lin.Genet(Ped.1):<text:span text:style-name="T4">GALLINA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GENENORTE</text:span></text:p>
            <text:p text:style-name="P7">Lin.Genet(Ped.2):<text:span text:style-name="T4">F. ROJ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>GENENORTE</text:span></text:p>
            <text:p text:style-name="P7">Lin.Genet(Ped.3):<text:span text:style-name="T4">CRIOLLOS</text:span></text:p>
            <text:p text:style-name="P7">Cant.Cajas(Ped 3):<text:span text:style-name="T4">1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7-01T15:07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